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.getTopic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Factory.testEnded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.testStarted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Factory.getTopicConnectionFactory( Context ctx , String fa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ionFactory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Factory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Factory.getQueueConnectionFactory( Context ctx , String fa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ionFactory.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.getQueueConnection( Context ctx , String queueCon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Factory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